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text-properties officeooo:rsid="001c974a" officeooo:paragraph-rsid="001c974a"/>
    </style:style>
    <style:style style:name="P2" style:family="paragraph" style:parent-style-name="Title">
      <style:text-properties officeooo:rsid="001c974a" officeooo:paragraph-rsid="001c974a"/>
    </style:style>
    <style:style style:name="P3" style:family="paragraph" style:parent-style-name="Text_20_body">
      <style:text-properties officeooo:rsid="001ee739" officeooo:paragraph-rsid="001ee7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iley Comparison</text:p>
      <text:p text:style-name="Quotations">Author: Vivian Stewart</text:p>
      <text:h text:style-name="Heading_20_1" text:outline-level="1">notes:</text:h>
      <text:p text:style-name="P3">Dafny makes a clear distinction between imperative and functional code where as Whiley does not.</text:p>
      <text:p text:style-name="P3">Dafny used functional code to help prove the correctness of imperative code.</text:p>
      <text:p text:style-name="P3">Whiley allows you to do more with less, minimal syntax but more expressive. (IMPORTANT!!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Z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</meta:initial-creator>
    <meta:creation-date>2015-12-01T11:52:45.521015690</meta:creation-date>
    <dc:date>2015-12-01T13:54:59.618776857</dc:date>
    <dc:creator>. .</dc:creator>
    <meta:editing-duration>PT31M43S</meta:editing-duration>
    <meta:editing-cycles>2</meta:editing-cycles>
    <meta:generator>LibreOffice/4.4.5.2$Linux_X86_64 LibreOffice_project/a22f674fd25a3b6f45bdebf25400ed2adff0ff99</meta:generator>
    <meta:document-statistic meta:table-count="0" meta:image-count="0" meta:object-count="0" meta:page-count="1" meta:paragraph-count="6" meta:word-count="47" meta:character-count="306" meta:non-whitespace-character-count="265"/>
  </office:meta>
</office:document-meta>
</file>